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71B97409AA.png"/>
  <manifest:file-entry manifest:media-type="image/png" manifest:full-path="Pictures/10000000000000AA0000008021D6C673.png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43cm)" draw:image-opacity="100%" style:mirror="none"/>
    </style:style>
    <style:style style:name="gr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9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46cm" svg:y="2.27cm">
          <text:p/>
        </draw:rect>
        <draw:rect draw:style-name="gr1" draw:text-style-name="P1" draw:layer="layout" svg:width="2.54cm" svg:height="2.54cm" svg:x="10.645cm" svg:y="5.168cm">
          <text:p/>
        </draw:rect>
        <draw:connector draw:style-name="gr2" draw:text-style-name="P1" draw:layer="layout" draw:type="curve" draw:line-skew="-0.42cm" svg:x1="6.192cm" svg:y1="3.54cm" svg:x2="8.647cm" svg:y2="6.438cm" draw:start-shape="id1" draw:start-glue-point="1" draw:end-shape="id2" draw:end-glue-point="3" svg:d="m6192 3540c1212 0-15 2898 2455 2898">
          <text:p/>
        </draw:connector>
        <draw:frame draw:style-name="gr3" draw:text-style-name="P1" draw:layer="layout" svg:width="1.388cm" svg:height="1.716cm" svg:x="11.221cm" svg:y="5.58cm">
          <draw:image xlink:href="Pictures/100000000000009A000000AA25BBAB6F.png" xlink:type="simple" xlink:show="embed" xlink:actuate="onLoad">
            <text:p/>
          </draw:image>
        </draw:frame>
        <draw:rect draw:style-name="gr1" draw:text-style-name="P1" draw:layer="layout" svg:width="2.54cm" svg:height="2.54cm" svg:x="1.646cm" svg:y="5.161cm">
          <text:p/>
        </draw:rect>
        <draw:rect draw:style-name="gr1" draw:text-style-name="P1" draw:layer="layout" svg:width="2.54cm" svg:height="2.54cm" svg:x="1.646cm" svg:y="8.053cm">
          <text:p/>
        </draw:rect>
        <draw:frame draw:style-name="gr4" draw:text-style-name="P1" draw:layer="layout" svg:width="2.133cm" svg:height="1.777cm" svg:x="1.85cm" svg:y="5.543cm">
          <draw:image xlink:href="Pictures/10000000000000AA00000071B97409AA.png" xlink:type="simple" xlink:show="embed" xlink:actuate="onLoad">
            <text:p/>
          </draw:image>
        </draw:frame>
        <draw:frame draw:style-name="gr3" draw:text-style-name="P1" draw:layer="layout" svg:width="2.423cm" svg:height="1.824cm" svg:x="1.705cm" svg:y="8.411cm">
          <draw:image xlink:href="Pictures/10000000000000AA0000008021D6C673.png" xlink:type="simple" xlink:show="embed" xlink:actuate="onLoad">
            <text:p/>
          </draw:image>
        </draw:frame>
        <draw:frame draw:style-name="gr3" draw:text-style-name="P1" draw:layer="layout" svg:width="1.803cm" svg:height="1.803cm" svg:x="2.015cm" svg:y="2.639cm">
          <draw:image xlink:href="Pictures/1000000000000280000002806C947996.png" xlink:type="simple" xlink:show="embed" xlink:actuate="onLoad">
            <text:p/>
          </draw:image>
        </draw:frame>
        <draw:connector draw:style-name="gr5" draw:text-style-name="P1" draw:layer="layout" draw:type="curve" draw:line-skew="-0.435cm" svg:x1="6.193cm" svg:y1="9.323cm" svg:x2="8.647cm" svg:y2="6.438cm" draw:start-shape="id3" draw:start-glue-point="1" draw:end-shape="id2" draw:end-glue-point="3" svg:d="m6193 9323c1189 0-37-2885 2454-2885">
          <text:p/>
        </draw:connector>
        <draw:connector draw:style-name="gr5" draw:text-style-name="P1" draw:layer="layout" draw:type="curve" svg:x1="6.192cm" svg:y1="6.431cm" svg:x2="8.647cm" svg:y2="6.438cm" draw:start-shape="id4" draw:start-glue-point="1" draw:end-shape="id2" draw:end-glue-point="3" svg:d="m6192 6431c1842 0 615 7 2455 7">
          <text:p/>
        </draw:connector>
        <draw:custom-shape draw:style-name="gr6" draw:text-style-name="P2" draw:id="id1" draw:layer="layout" svg:width="2cm" svg:height="0.659cm" svg:x="4.192cm" svg:y="3.211cm">
          <text:p text:style-name="P2"><text:span text:style-name="T1">Pushed</text:span></text:p>
          <draw:enhanced-geometry svg:viewBox="0 0 21600 21600" draw:text-areas="0 0 21600 21600" draw:type="pentagon-right" draw:modifiers="18167.31634182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2" draw:layer="layout" svg:width="2cm" svg:height="0.659cm" svg:x="8.647cm" svg:y="6.109cm">
          <text:p text:style-name="P2"><text:span text:style-name="T1">Turn On</text:span></text:p>
          <draw:enhanced-geometry svg:viewBox="0 0 21600 21600" draw:text-areas="0 0 21600 21600" draw:type="pentagon-right" draw:modifiers="18167.31634182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3" draw:layer="layout" svg:width="2cm" svg:height="0.659cm" svg:x="4.193cm" svg:y="8.994cm">
          <text:p text:style-name="P2"><text:span text:style-name="T1">Btn 2 Dn</text:span></text:p>
          <draw:enhanced-geometry svg:viewBox="0 0 21600 21600" draw:text-areas="0 0 21600 21600" draw:type="pentagon-right" draw:modifiers="18167.31634182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4" draw:layer="layout" svg:width="2cm" svg:height="0.659cm" svg:x="4.192cm" svg:y="6.102cm">
          <text:p text:style-name="P2"><text:span text:style-name="T1">Set On</text:span></text:p>
          <draw:enhanced-geometry svg:viewBox="0 0 21600 21600" draw:text-areas="0 0 21600 21600" draw:type="pentagon-right" draw:modifiers="18167.31634182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2.252cm" svg:height="1.17cm" svg:x="6.977cm" svg:y="4.757cm">
          <draw:text-box>
            <text:p text:style-name="P3"><text:span text:style-name="T2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5T13:28:32</dc:date>
    <dc:creator>David Harris</dc:creator>
    <meta:editing-duration>PT01H38M28S</meta:editing-duration>
    <meta:editing-cycles>12</meta:editing-cycles>
    <meta:generator>OpenOffice.org/3.1$Unix OpenOffice.org_project/310m11$Build-939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